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mmariser.sampleStarted( Sampl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mmariser.sampleOccurred( SampleEvent 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ummariser.longToSb( StringBuffer sb , long l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mmariser.doubleToSb( StringBuffer sb , double d , int len , int fr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mmariser.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mmariser.testStarted( String h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ummariser.Summari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mmariser.sampleStopped( Sampl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ummariser.tes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tals.moveDel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mmariser.Summaris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mmariser.testEnded( String hos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ummariser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mmariser.format( String name , RunningSample s ,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